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05cm" svg:stroke-color="#000000" draw:fill="none" draw:fill-color="#ffffff" fo:padding-top="-0.047cm" fo:padding-bottom="-0.047cm" fo:padding-left="-0.047cm" fo:padding-right="-0.047cm"/>
    </style:style>
    <style:style style:name="gr3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cm" svg:y="5cm"/>
          <draw:glue-point draw:id="5" svg:x="-3cm" svg:y="-2.321cm"/>
          <draw:glue-point draw:id="6" svg:x="-5cm" svg:y="1.34cm"/>
          <draw:glue-point draw:id="7" svg:x="-1cm" svg:y="1.34cm"/>
          <draw:glue-point draw:id="8" svg:x="-3cm" svg:y="5cm"/>
          <draw:glue-point draw:id="9" svg:x="-3cm" svg:y="-2.321cm"/>
          <draw:glue-point draw:id="10" svg:x="-5cm" svg:y="1.34cm"/>
          <draw:glue-point draw:id="11" svg:x="-1cm" svg:y="1.34cm"/>
          <draw:glue-point draw:id="12" svg:x="3cm" svg:y="5cm"/>
          <draw:glue-point draw:id="13" svg:x="3cm" svg:y="-2.321cm"/>
          <draw:glue-point draw:id="14" svg:x="1cm" svg:y="1.34cm"/>
          <draw:glue-point draw:id="15" svg:x="5cm" svg:y="1.34cm"/>
          <draw:glue-point draw:id="16" svg:x="3cm" svg:y="5cm"/>
          <draw:glue-point draw:id="17" svg:x="3cm" svg:y="-2.321cm"/>
          <draw:glue-point draw:id="18" svg:x="1cm" svg:y="1.34cm"/>
          <draw:glue-point draw:id="19" svg:x="5cm" svg:y="1.34cm"/>
          <draw:glue-point draw:id="20" svg:x="-1cm" svg:y="1.34cm"/>
          <draw:glue-point draw:id="21" svg:x="1cm" svg:y="1.34cm"/>
          <draw:glue-point draw:id="22" svg:x="0cm" svg:y="1.34cm"/>
          <draw:circle draw:style-name="gr1" draw:layer="layout" svg:width="1.464cm" svg:height="1.464cm" svg:x="0cm" svg:y="0.536cm">
            <text:p/>
          </draw:circle>
          <draw:circle draw:style-name="gr2" draw:layer="layout" svg:width="1.464cm" svg:height="1.464cm" svg:x="0cm" svg:y="0.536cm">
            <text:p/>
          </draw:circle>
          <draw:circle draw:style-name="gr3" draw:layer="layout" svg:width="1.464cm" svg:height="1.464cm" svg:x="0cm" svg:y="0.536cm">
            <text:p/>
          </draw:circle>
          <draw:circle draw:style-name="gr1" draw:layer="layout" svg:width="1.464cm" svg:height="1.464cm" svg:x="2.196cm" svg:y="0.536cm">
            <text:p/>
          </draw:circle>
          <draw:circle draw:style-name="gr2" draw:layer="layout" svg:width="1.464cm" svg:height="1.464cm" svg:x="2.196cm" svg:y="0.536cm">
            <text:p/>
          </draw:circle>
          <draw:circle draw:style-name="gr3" draw:layer="layout" svg:width="1.464cm" svg:height="1.464cm" svg:x="2.196cm" svg:y="0.536cm">
            <text:p/>
          </draw:circle>
          <draw:line draw:style-name="gr2" draw:layer="layout" svg:x1="1.464cm" svg:y1="1.268cm" svg:x2="2.196cm" svg:y2="1.268cm">
            <text:p/>
          </draw:line>
          <draw:path draw:style-name="gr2" draw:layer="layout" svg:width="2.199cm" svg:height="0.544cm" svg:x="0.731cm" svg:y="0cm" svg:viewBox="0 0 2200 545" svg:d="m2 545c-73-1227 1978 0 2198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Motor</dc:title>
    <meta:creation-date>2011-02-07T16:52:43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